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CE" svg:font-family="'Arial CE'"/>
    <style:font-face style:name="Arial CE1" svg:font-family="'Arial CE'" style:font-family-generic="swiss"/>
    <style:font-face style:name="Arial Unicode MS" svg:font-family="'Arial Unicode MS'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0.731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1.6701in"/>
    </style:style>
    <style:style style:name="co8" style:family="table-column">
      <style:table-column-properties fo:break-before="auto" style:column-width="1.4402in"/>
    </style:style>
    <style:style style:name="co9" style:family="table-column">
      <style:table-column-properties fo:break-before="auto" style:column-width="0.78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ta4" style:family="table" style:master-page-name="PageStyle_5f_Lis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1" style:family="table-cell" style:parent-style-name="Default">
      <style:text-properties fo:hyphenate="false"/>
    </style:style>
    <style:style style:name="ce17" style:family="table-cell" style:parent-style-name="Default">
      <style:table-cell-properties fo:background-color="#ffffff" style:cell-protect="none" style:print-content="true"/>
      <style:text-properties fo:color="#ffffff" fo:hyphenate="false"/>
    </style:style>
    <style:style style:name="ce26" style:family="table-cell" style:parent-style-name="Default">
      <style:table-cell-properties fo:background-color="#ffffff" style:cell-protect="none" style:print-content="true"/>
      <style:text-properties fo:color="#ffffff" fo:hyphenate="true"/>
    </style:style>
    <style:style style:name="ce4" style:family="table-cell" style:parent-style-name="Default">
      <style:text-properties fo:hyphenate="true"/>
    </style:style>
    <style:style style:name="ce20" style:family="table-cell" style:parent-style-name="Default">
      <style:text-properties fo:hyphenate="true"/>
    </style:style>
    <style:style style:name="ce5" style:family="table-cell" style:parent-style-name="Default">
      <style:table-cell-properties fo:border-bottom="0.99pt solid #000000" style:diagonal-bl-tr="none" style:diagonal-tl-br="none" fo:border-left="none" fo:border-right="none" fo:border-top="none"/>
      <style:text-properties fo:font-size="10pt" fo:font-weight="bold" style:font-size-asian="10pt" style:font-weight-asian="bold" style:font-size-complex="10pt" style:font-weight-complex="bold" fo:hyphenate="true"/>
    </style:style>
    <style:style style:name="ce10" style:family="table-cell" style:parent-style-name="Default">
      <style:table-cell-properties fo:border-bottom="0.99pt solid #000000" style:diagonal-bl-tr="none" style:diagonal-tl-br="none" fo:border-left="none" fo:border-right="none" fo:border-top="none"/>
      <style:text-properties fo:hyphenate="true"/>
    </style:style>
    <style:style style:name="ce28" style:family="table-cell" style:parent-style-name="Default">
      <style:text-properties fo:hyphenate="false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 fo:hyphenate="false"/>
    </style:style>
    <style:style style:name="ce9" style:family="table-cell" style:parent-style-name="Default">
      <style:table-cell-properties fo:border-bottom="0.99pt solid #000000" style:diagonal-bl-tr="none" style:diagonal-tl-br="none" fo:border-left="none" fo:border-right="none" fo:border-top="none"/>
      <style:text-properties fo:font-size="10pt" fo:font-weight="bold" style:font-size-asian="10pt" style:font-weight-asian="bold" style:font-size-complex="10pt" style:font-weight-complex="bold" fo:hyphenate="false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fo:hyphenate="false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 fo:hyphenate="false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fo:border-top="none"/>
      <style:text-properties fo:hyphenate="false"/>
    </style:style>
    <style:style style:name="ce46" style:family="table-cell" style:parent-style-name="Default">
      <style:table-cell-properties fo:background-color="#ffffff" style:cell-protect="none" style:print-content="true"/>
      <style:text-properties fo:color="#ffffff" fo:hyphenate="false"/>
    </style:style>
    <style:style style:name="ce18" style:family="table-cell" style:parent-style-name="Default">
      <style:text-properties fo:font-weight="bold" fo:hyphenate="false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fo:border-top="none"/>
      <style:text-properties fo:hyphenate="true"/>
    </style:style>
    <style:style style:name="ce19" style:family="table-cell" style:parent-style-name="Default">
      <style:table-cell-properties style:cell-protect="hidden-and-protected" style:print-content="true"/>
      <style:text-properties fo:hyphenate="true"/>
    </style:style>
    <style:style style:name="ce50" style:family="table-cell" style:parent-style-name="Default" style:data-style-name="N136">
      <style:text-properties fo:hyphenate="false"/>
    </style:style>
    <style:style style:name="ce51" style:family="table-cell" style:parent-style-name="Default" style:data-style-name="N136">
      <style:table-cell-properties fo:border-bottom="0.99pt solid #000000" style:diagonal-bl-tr="none" style:diagonal-tl-br="none" fo:border-left="none" fo:border-right="none" fo:border-top="none"/>
      <style:text-properties fo:font-size="10pt" fo:font-weight="bold" style:font-size-asian="10pt" style:font-weight-asian="bold" style:font-size-complex="10pt" style:font-weight-complex="bold" fo:hyphenate="false"/>
    </style:style>
    <style:style style:name="ce52" style:family="table-cell" style:parent-style-name="Default" style:data-style-name="N136">
      <style:table-cell-properties fo:border-bottom="0.74pt solid #000000" style:diagonal-bl-tr="none" style:diagonal-tl-br="none" fo:border-left="none" fo:border-right="none" fo:border-top="none"/>
      <style:text-properties fo:hyphenate="false"/>
    </style:style>
    <style:style style:name="ce53" style:family="table-cell" style:parent-style-name="Default" style:data-style-name="N136"/>
    <style:style style:name="ce54" style:family="table-cell" style:parent-style-name="Default" style:data-style-name="N136">
      <style:table-cell-properties fo:border-bottom="0.74pt solid #000000" fo:border-left="none" fo:border-right="none" fo:border-top="none"/>
      <style:text-properties fo:hyphenate="false"/>
    </style:style>
    <style:style style:name="ce55" style:family="table-cell" style:parent-style-name="Default" style:data-style-name="N165">
      <style:text-properties fo:hyphenate="false"/>
    </style:style>
    <style:style style:name="ce56" style:family="table-cell" style:parent-style-name="Default" style:data-style-name="N165">
      <style:table-cell-properties fo:border-bottom="0.99pt solid #000000" style:diagonal-bl-tr="none" style:diagonal-tl-br="none" fo:border-left="none" fo:border-right="none" fo:border-top="none"/>
      <style:text-properties fo:font-size="10pt" fo:font-weight="bold" style:font-size-asian="10pt" style:font-weight-asian="bold" style:font-size-complex="10pt" style:font-weight-complex="bold" fo:hyphenate="false"/>
    </style:style>
    <style:style style:name="ce57" style:family="table-cell" style:parent-style-name="Default" style:data-style-name="N165">
      <style:table-cell-properties fo:border-bottom="0.74pt solid #000000" fo:border-left="none" fo:border-right="none" fo:border-top="none"/>
      <style:text-properties fo:hyphenate="false"/>
    </style:style>
    <style:style style:name="ce58" style:family="table-cell" style:parent-style-name="Default" style:data-style-name="N165"/>
    <style:style style:name="ce59" style:family="table-cell" style:parent-style-name="Default" style:data-style-name="N164">
      <style:text-properties fo:hyphenate="false"/>
    </style:style>
    <style:style style:name="ce60" style:family="table-cell" style:parent-style-name="Default" style:data-style-name="N164">
      <style:table-cell-properties fo:border-bottom="0.99pt solid #000000" style:diagonal-bl-tr="none" style:diagonal-tl-br="none" fo:border-left="none" fo:border-right="none" fo:border-top="none"/>
      <style:text-properties fo:font-size="10pt" fo:font-weight="bold" style:font-size-asian="10pt" style:font-weight-asian="bold" style:font-size-complex="10pt" style:font-weight-complex="bold" fo:hyphenate="false"/>
    </style:style>
    <style:style style:name="ce61" style:family="table-cell" style:parent-style-name="Default" style:data-style-name="N164">
      <style:table-cell-properties fo:border-bottom="0.74pt solid #000000" fo:border-left="none" fo:border-right="none" fo:border-top="none"/>
      <style:text-properties fo:hyphenate="false"/>
    </style:style>
    <style:style style:name="ce62" style:family="table-cell" style:parent-style-name="Default" style:data-style-name="N164"/>
    <style:style style:name="ce36" style:family="table-cell" style:parent-style-name="Default" style:data-style-name="N11">
      <style:text-properties fo:hyphenate="false"/>
    </style:style>
    <style:style style:name="ce37" style:family="table-cell" style:parent-style-name="Default" style:data-style-name="N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hyphenate="false"/>
    </style:style>
    <style:style style:name="ce38" style:family="table-cell" style:parent-style-name="Default" style:data-style-name="N11">
      <style:table-cell-properties fo:border-bottom="0.99pt solid #000000" style:diagonal-bl-tr="none" style:diagonal-tl-br="none" fo:border-left="none" fo:border-right="none" fo:border-top="none"/>
      <style:text-properties fo:font-size="10pt" fo:font-weight="bold" style:font-size-asian="10pt" style:font-weight-asian="bold" style:font-size-complex="10pt" style:font-weight-complex="bold" fo:hyphenate="false"/>
    </style:style>
    <style:style style:name="ce39" style:family="table-cell" style:parent-style-name="Default" style:data-style-name="N11">
      <style:table-cell-properties fo:border-bottom="0.74pt solid #000000" fo:border-left="none" fo:border-right="none" fo:border-top="none"/>
      <style:text-properties fo:hyphenate="false"/>
    </style:style>
    <style:style style:name="ce40" style:family="table-cell" style:parent-style-name="Default" style:data-style-name="N11"/>
    <style:style style:name="ce21" style:family="table-cell" style:parent-style-name="Default">
      <style:table-cell-properties fo:background-color="#ffffff" style:cell-protect="none" style:print-content="true"/>
      <style:text-properties style:use-window-font-color="true" fo:hyphenate="false"/>
    </style:style>
    <style:style style:name="ce13" style:family="table-cell" style:parent-style-name="Default">
      <style:table-cell-properties fo:border-bottom="0.99pt solid #000000" style:diagonal-bl-tr="none" style:diagonal-tl-br="none" fo:border-left="none" fo:border-right="none" fo:border-top="none"/>
      <style:text-properties fo:hyphenate="false"/>
    </style:style>
    <style:style style:name="ce22" style:family="table-cell" style:parent-style-name="Default" style:data-style-name="N141">
      <style:text-properties fo:hyphenate="true"/>
    </style:style>
    <style:style style:name="ce44" style:family="table-cell" style:parent-style-name="Default">
      <style:table-cell-properties fo:border-bottom="0.99pt solid #000000" style:diagonal-bl-tr="none" style:diagonal-tl-br="none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able-cell-properties fo:border-bottom="0.99pt solid #000000" style:diagonal-bl-tr="none" style:diagonal-tl-br="none" fo:border-left="none" fo:border-right="none" fo:border-top="none"/>
    </style:style>
    <style:style style:name="ce14" style:family="table-cell" style:parent-style-name="Default">
      <style:table-cell-properties fo:background-color="#ffffff" style:cell-protect="none" style:print-content="true"/>
      <style:text-properties fo:color="#ffffff"/>
    </style:style>
    <style:style style:name="ce25" style:family="table-cell" style:parent-style-name="Default">
      <style:text-properties fo:color="#ffffff" fo:font-size="1pt"/>
    </style:style>
    <style:style style:name="ce75" style:family="table-cell" style:parent-style-name="Default">
      <style:table-cell-properties fo:background-color="#ffffff" style:cell-protect="none" style:print-content="true"/>
      <style:text-properties fo:color="#ffffff" fo:hyphenate="tru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-offset-x="0.0394in" draw:shadow-offset-y="0.0394in" draw:shadow-color="#000000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 CE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sl" style:country-asian="SI" style:font-style-asian="normal" style:font-weight-asian="normal" style:font-name-complex="Arial CE" style:font-size-complex="10pt" style:language-complex="sl" style:country-complex="SI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false" draw:auto-grow-width="false" fo:min-height="1.0886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 CE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sl" style:country-asian="SI" style:font-style-asian="normal" style:font-weight-asian="normal" style:font-name-complex="Arial CE" style:font-size-complex="10pt" style:language-complex="sl" style:country-complex="SI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 CE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sl" style:country-asian="SI" style:font-style-asian="normal" style:font-weight-asian="normal" style:font-name-complex="Arial CE" style:font-size-complex="10pt" style:language-complex="sl" style:country-complex="SI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style:text-outline="false" style:text-line-through-style="none" style:text-line-through-type="none" style:font-name="Arial CE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sl" style:country-asian="SI" style:font-style-asian="normal" style:font-weight-asian="normal" style:font-name-complex="Arial CE" style:font-size-complex="10pt" style:language-complex="sl" style:country-complex="SI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/>
      <style:text-properties style:text-outline="false" style:text-line-through-style="none" style:text-line-through-type="none" style:font-name="Arial CE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sl" style:country-asian="SI" style:font-style-asian="normal" style:font-weight-asian="normal" style:font-name-complex="Arial CE" style:font-size-complex="10pt" style:language-complex="sl" style:country-complex="SI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/>
      <style:text-properties style:text-outline="false" style:text-line-through-style="none" style:text-line-through-type="none" style:font-name="Arial CE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sl" style:country-asian="SI" style:font-style-asian="normal" style:font-weight-asian="normal" style:font-name-complex="Arial CE" style:font-size-complex="10pt" style:language-complex="sl" style:country-complex="SI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 CE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sl" style:country-asian="SI" style:font-style-asian="normal" style:font-weight-asian="normal" style:font-name-complex="Arial CE" style:font-size-complex="10pt" style:language-complex="sl" style:country-complex="SI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 CE" fo:font-size="8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sl" style:country-asian="SI" style:font-style-asian="normal" style:font-weight-asian="normal" style:font-name-complex="Arial CE" style:font-size-complex="8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cc" loext:opacity="100%" style:text-outline="false" style:text-line-through-style="none" style:text-line-through-type="none" style:text-position="0% 100%" style:font-name="Arial CE" fo:font-size="2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sl" style:country-asian="SI" style:font-style-asian="normal" style:font-weight-asian="normal" style:font-name-complex="Arial CE" style:font-size-complex="8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 CE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sl" style:country-asian="SI" style:font-style-asian="normal" style:font-weight-asian="normal" style:font-name-complex="Arial CE" style:font-size-complex="1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Arial CE" fo:font-size="8pt" fo:language="sl" fo:country="SI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sl" style:country-asian="SI" style:font-style-asian="normal" style:font-weight-asian="bold" style:font-name-complex="Arial CE" style:font-size-complex="8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rial CE" fo:font-size="8pt" fo:language="sl" fo:country="SI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sl" style:country-asian="SI" style:font-style-asian="normal" style:font-weight-asian="normal" style:font-name-complex="Arial CE" style:font-size-complex="8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99" loext:opacity="100%" style:text-outline="false" style:text-line-through-style="none" style:text-line-through-type="none" style:text-position="0% 100%" style:font-name="Arial CE" fo:font-size="8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sl" style:country-asian="SI" style:font-style-asian="normal" style:font-weight-asian="normal" style:font-name-complex="Arial CE" style:font-size-complex="8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99" loext:opacity="100%" style:text-outline="false" style:text-line-through-style="none" style:text-line-through-type="none" style:text-position="0% 100%" style:font-name="Arial CE" fo:font-size="2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sl" style:country-asian="SI" style:font-style-asian="normal" style:font-weight-asian="normal" style:font-name-complex="Arial CE" style:font-size-complex="8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99" loext:opacity="100%" style:text-outline="false" style:text-line-through-style="none" style:text-line-through-type="none" style:text-position="0% 100%" fo:font-family="New" style:font-family-generic="roman" style:font-pitch="variable" fo:font-size="2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sl" style:country-asian="SI" style:font-style-asian="normal" style:font-weight-asian="normal" style:font-name-complex="Arial CE" style:font-size-complex="8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cc" loext:opacity="100%" style:text-outline="false" style:text-line-through-style="none" style:text-line-through-type="none" style:text-position="0% 100%" style:font-name="Arial CE" fo:font-size="8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sl" style:country-asian="SI" style:font-style-asian="normal" style:font-weight-asian="normal" style:font-name-complex="Arial CE" style:font-size-complex="8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/>
    </style:style>
    <style:style style:name="T11" style:family="text">
      <style:text-properties style:use-window-font-color="true" style:font-name="Arial CE" fo:font-size="10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style:use-window-font-color="true" style:font-name="Arial CE" fo:font-size="10pt" fo:font-weight="normal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ist1" table:style-name="ta4" table:print="false">
        <office:forms form:automatic-focus="false" form:apply-design-mode="false"/>
        <table:shapes>
          <draw:frame draw:z-index="0" draw:style-name="gr1" draw:text-style-name="P1" svg:width="6.2988in" svg:height="3.5354in" svg:x="12.1343in" svg:y="3.5374in">
            <draw:object draw:notify-on-update-of-ranges="List1.C8:List1.C18 List1.J8:List1.J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Vrednost posameznega artikla v TBH" draw:style-name="gr1" draw:text-style-name="P1" svg:width="6.2988in" svg:height="3.5429in" svg:x="3.0929in" svg:y="7.8496in">
            <draw:object draw:notify-on-update-of-ranges="List1.C8:List1.C18 List1.I7:List1.I7 List1.I8:List1.I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72in" svg:height="3.5429in" svg:x="11.1709in" svg:y="7.8102in">
            <draw:object draw:notify-on-update-of-ranges="List1.C8:List1.C18 List1.G7:List1.G7 List1.G8:List1.G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3"/>
        <table:table-column table:style-name="co7" table:default-cell-style-name="ce53"/>
        <table:table-column table:style-name="co8" table:default-cell-style-name="ce58"/>
        <table:table-column table:style-name="co8" table:default-cell-style-name="ce62"/>
        <table:table-column table:style-name="co9" table:default-cell-style-name="ce40"/>
        <table:table-column table:style-name="co1" table:number-columns-repeated="246" table:default-cell-style-name="Default"/>
        <table:table-row table:style-name="ro1" table:number-rows-repeated="2"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28" office:value-type="string" calcext:value-type="string">
            <text:p>Prvi uvodni primer za delo s preglednicami</text:p>
          </table:table-cell>
          <table:table-cell table:style-name="ce28"/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7" office:value-type="string" calcext:value-type="string">
            <text:p>Tečaj BTC/EUR</text:p>
          </table:table-cell>
          <table:table-cell table:style-name="ce28" office:value-type="float" office:value="0.00002885" calcext:value-type="float">
            <office:annotation draw:style-name="gr2" draw:text-style-name="P3" svg:width="2.0555in" svg:height="1.7657in" svg:x="11.8661in" svg:y="0.2496in" draw:caption-point-x="-0.0008in" draw:caption-point-y="0.1098in">
              <dc:date>2021-11-23T00:00:00</dc:date>
              <text:p text:style-name="P2"><text:span text:style-name="T1"/></text:p>
              <text:p text:style-name="P2"><text:span text:style-name="T1">Tečaj evra je fiksen. Uporabite trenutni dnevni tečaj iz poljubne menjalnice.</text:span></text:p>
              <text:p text:style-name="P2"><text:span text:style-name="T1"/></text:p>
              <text:p text:style-name="P2"><text:span text:style-name="T1">Nato celico poimenujte TecajBTC tako, da to ime vtipkate v najbolj levo okence vrstice za vnos podatkov (takoj nad tabelo).</text:span></text:p>
              <text:p text:style-name="P2"><text:span text:style-name="T1"/></text:p>
              <text:p text:style-name="P2"><text:span text:style-name="T1">To ime (TecajBTC) lahko sedaj uporabite v formulah namesto suhoparnega sklicevanja na celico <text:s/>K3.</text:span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2"/></text:p>
              <text:p text:style-name="P2"><text:span text:style-name="T2">#%5469772352747c273b392a3c40473f484a444833575a6a374a494c4e57624f50565256585c6071706c495f5d;302d04175dd8ae5a093d9ffd411d7a045b97775b961b4d851a2d51781f17f1eb8fd049f585ba5075a2995bfddf9b#</text:span></text:p>
            </office:annotation>
            <text:p>0.00002885</text:p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2">
          <table:table-cell table:style-name="ce20"/>
          <table:table-cell table:style-name="ce12" office:value-type="string" calcext:value-type="string">
            <text:p>Preračunavanje zaloge materiala</text:p>
          </table:table-cell>
          <table:table-cell table:style-name="ce28"/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7" office:value-type="string" calcext:value-type="string">
            <text:p>EUR/ THB</text:p>
          </table:table-cell>
          <table:table-cell table:style-name="ce28" table:formula="of:=1/[.K5]" office:value-type="float" office:value="0.0260520467790552" calcext:value-type="float">
            <office:annotation draw:style-name="gr2" draw:text-style-name="P3" svg:width="2.8846in" svg:height="1.6035in" svg:x="13.1295in" svg:y="0.2484in" draw:caption-point-x="-1.2642in" draw:caption-point-y="0.289in">
              <dc:date>2012-09-17T00:00:00</dc:date>
              <text:p text:style-name="P4"><text:span text:style-name="T3">V tej celici izračunajte, koliko EUR dobite za 1 THB. To vrednost izračunajte s pomočjo celice K5 (=1/K5).</text:span></text:p>
              <text:p text:style-name="P4"><text:span text:style-name="T3"/></text:p>
              <text:p text:style-name="P4"><text:span text:style-name="T3">Na to celico se sklicujte z absolutnim naslovom $K$4</text:span></text:p>
            </office:annotation>
            <text:p>0.0260520467790552</text:p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7" office:value-type="string" calcext:value-type="string">
            <text:p><text:s/>THB/EUR</text:p>
          </table:table-cell>
          <table:table-cell table:style-name="ce28" office:value-type="float" office:value="38.3847" calcext:value-type="float">
            <office:annotation draw:style-name="gr3" draw:text-style-name="P6" svg:width="2.2362in" svg:height="1.3917in" svg:x="13.4866in" svg:y="1.911in" draw:caption-point-x="-1.6213in" draw:caption-point-y="-1.1327in">
              <dc:date>2012-09-17T00:00:00</dc:date>
              <text:p text:style-name="P5"><text:span text:style-name="T3">To vrednost (koliko THB dobite za 1 EUR), prepišite iz tečajne liste.</text:span></text:p>
            </office:annotation>
            <text:p>38.3847</text:p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5">
            <office:annotation draw:style-name="gr2" draw:text-style-name="P3" svg:width="3.6953in" svg:height="1.4315in" svg:x="0.8524in" svg:y="1.0205in" draw:caption-point-x="-0.1646in" draw:caption-point-y="0.1134in">
              <dc:date>2006-03-27T00:00:00</dc:date>
              <text:p text:style-name="P2"><text:span text:style-name="T1"/></text:p>
              <text:p text:style-name="P2"><text:span text:style-name="T1">Pisavo v celotni vrstici 7 spremenite v </text:span><text:span text:style-name="T4">Krepko </text:span><text:span text:style-name="T1">velikost črk</text:span><text:span text:style-name="T4"> 10.</text:span></text:p>
              <text:p text:style-name="P2"><text:span text:style-name="T1"/></text:p>
              <text:p text:style-name="P2"><text:span text:style-name="T1">Kako?</text:span></text:p>
              <text:p text:style-name="P2"><text:span text:style-name="T1">1) Označite vrstico tako, da kliknete na njeno številko.</text:span></text:p>
              <text:p text:style-name="P2"><text:span text:style-name="T1">2) Nato - kliknite ikono s krepko napisanim znakom A v orodni vrstici <text:s text:c="3"/>ali pa</text:span></text:p>
              <text:p text:style-name="P2"><text:span text:style-name="T1"><text:s text:c="13"/></text:span><text:span text:style-name="T1">- uporabite kombinacijo hitrih tipk Ctrl-B</text:span></text:p>
              <text:p text:style-name="P2"><text:span text:style-name="T1">3) Nato - V orodni vrstici izberite ustrezno velikost črk.</text:span></text:p>
              <text:p text:style-name="P2"><text:span text:style-name="T1"/></text:p>
            </office:annotation>
          </table:table-cell>
          <table:table-cell table:style-name="ce9" office:value-type="string" calcext:value-type="string">
            <text:p>Zaporedna št.</text:p>
          </table:table-cell>
          <table:table-cell table:style-name="ce9" office:value-type="string" calcext:value-type="string">
            <text:p>Naziv materiala</text:p>
          </table:table-cell>
          <table:table-cell table:style-name="ce5" office:value-type="string" calcext:value-type="string">
            <text:p>Količina</text:p>
          </table:table-cell>
          <table:table-cell table:style-name="ce5" office:value-type="string" calcext:value-type="string">
            <text:p>Enota</text:p>
          </table:table-cell>
          <table:table-cell table:style-name="ce51" office:value-type="string" calcext:value-type="string">
            <text:p>Cena</text:p>
          </table:table-cell>
          <table:table-cell table:style-name="ce51" office:value-type="string" calcext:value-type="string">
            <text:p>Skupaj vrednost v EUR</text:p>
          </table:table-cell>
          <table:table-cell table:style-name="ce56" office:value-type="string" calcext:value-type="string">
            <text:p>Vrednost v BTC</text:p>
          </table:table-cell>
          <table:table-cell table:style-name="ce60" office:value-type="string" calcext:value-type="string">
            <text:p>Vrednost v THB</text:p>
          </table:table-cell>
          <table:table-cell table:style-name="ce38" office:value-type="string" calcext:value-type="string">
            <office:annotation draw:style-name="gr2" draw:text-style-name="P3" svg:width="2.4862in" svg:height="3.3559in" svg:x="11.1772in" svg:y="1.0205in" draw:caption-point-x="-0.0031in" draw:caption-point-y="0.1134in">
              <dc:date>2007-03-31T00:00:00</dc:date>
              <text:p text:style-name="P2"><text:span text:style-name="T4"/></text:p>
              <text:p text:style-name="P2"><text:span text:style-name="T1">V tem stolpcu bomo izračunali, kolikšen delež skupne vrednosti zaloge nam predstavlja posamezni artikel.</text:span></text:p>
              <text:p text:style-name="P2"><text:span text:style-name="T1"/></text:p>
              <text:p text:style-name="P2"><text:span text:style-name="T1">Za to je pomembno, da imamo v celici H19 že pravilno sešteto skupno vrednost zaloge.</text:span></text:p>
              <text:p text:style-name="P2"><text:span text:style-name="T1"/></text:p>
              <text:p text:style-name="P2"><text:span text:style-name="T1">V celico J8 vpišimo formulo</text:span></text:p>
              <text:p text:style-name="P2"><text:span text:style-name="T1"/></text:p>
              <text:p text:style-name="P2"><text:span text:style-name="T1"><text:s text:c="3"/></text:span><text:span text:style-name="T1">=H8/H$19</text:span></text:p>
              <text:p text:style-name="P2"><text:span text:style-name="T1"/></text:p>
              <text:p text:style-name="P2"><text:span text:style-name="T1">Uporabili smo delno absolutno naslavljanje. Zakaj?</text:span></text:p>
              <text:p text:style-name="P2"><text:span text:style-name="T1"/></text:p>
              <text:p text:style-name="P2"><text:span text:style-name="T1">Stvar bo jasna, ko boste z 'zapolnjevanjem območja' (glej navodilo v B10) omenjeno formulo razširili na celoten stolpec I. Poskusite!</text:span></text:p>
              <text:p text:style-name="P2"><text:span text:style-name="T1"/></text:p>
              <text:p text:style-name="P2"><text:span text:style-name="T1">Cel stolpec (J) nato oblikujte tako, da bodo deleži prikazani v odstotkih! <text:s/>(Označite stolpec, nato Oblikovanje celic, glejte navodila v F8)</text:span></text:p>
            </office:annotation>
            <text:p>Delež</text:p>
          </table:table-cell>
          <table:table-cell table:style-name="ce9"/>
          <table:table-cell table:style-name="ce5"/>
          <table:table-cell table:style-name="ce9"/>
          <table:table-cell table:style-name="ce5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 table:number-columns-repeated="2"/>
          <table:table-cell table:style-name="ce9" table:number-columns-repeated="6"/>
          <table:table-cell table:style-name="ce5"/>
          <table:table-cell table:style-name="ce9"/>
          <table:table-cell table:style-name="ce5" table:number-columns-repeated="2"/>
          <table:table-cell table:style-name="ce9"/>
          <table:table-cell table:style-name="ce5"/>
          <table:table-cell table:style-name="ce44" table:number-columns-repeated="223"/>
        </table:table-row>
        <table:table-row table:style-name="ro1">
          <table:table-cell table:style-name="ce20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Miza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string" calcext:value-type="string">
            <text:p>kom</text:p>
          </table:table-cell>
          <table:table-cell table:style-name="ce50" office:value-type="currency" office:currency="EUR" office:value="219" calcext:value-type="currency">
            <office:annotation draw:style-name="gr2" draw:text-style-name="P3" svg:width="6.7008in" svg:height="1.6618in" svg:x="5.9827in" svg:y="1.198in" draw:caption-point-x="-0.1449in" draw:caption-point-y="0.1134in">
              <dc:date>2007-11-29T00:00:00</dc:date>
              <text:p text:style-name="P2"><text:span text:style-name="T1"/></text:p>
              <text:p text:style-name="P2"><text:span text:style-name="T1">Celoten stolpec oblikujte tako, da bodo v njem prikazani zneski na dve decimalki natančno in z ločilom tisočic (lahko kot valuta).</text:span></text:p>
              <text:p text:style-name="P2"><text:span text:style-name="T1"/></text:p>
              <text:p text:style-name="P2"><text:span text:style-name="T1">Kako?</text:span></text:p>
              <text:p text:style-name="P2"><text:span text:style-name="T1">1) Označite cel stolpec (kliknete na črko F na vrhu).</text:span></text:p>
              <text:p text:style-name="P2"><text:span text:style-name="T1">2) Nato - v menuju Oblika <text:s/>(Format) izberite Celice... (Cells...) ali</text:span></text:p>
              <text:p text:style-name="P2"><text:span text:style-name="T1"><text:s text:c="13"/></text:span><text:span text:style-name="T1">- kliknite desno tipko miške in izberite Oblikuj celice... (Format cells...)</text:span></text:p>
              <text:p text:style-name="P2"><text:span text:style-name="T1">3) V dialogu za oblikovanje celic izberite ustrezne nastavitve.</text:span></text:p>
              <text:p text:style-name="P2"><text:span text:style-name="T1"/></text:p>
              <text:p text:style-name="P2"><text:span text:style-name="T1">Vsebine te celice </text:span><text:span text:style-name="T5">F8</text:span><text:span text:style-name="T1"> </text:span><text:span text:style-name="T5">ne spreminjajte. Spreminjate lahko samo obliko.</text:span></text:p>
            </office:annotation>
            <text:p>219.00 €</text:p>
          </table:table-cell>
          <table:table-cell table:style-name="ce50" table:formula="of:=[.D8]*[.F8]" office:value-type="currency" office:currency="EUR" office:value="657" calcext:value-type="currency">
            <office:annotation draw:style-name="gr2" draw:text-style-name="P3" svg:width="2.2067in" svg:height="1.6382in" svg:x="7.526in" svg:y="1.198in" draw:caption-point-x="-0.0181in" draw:caption-point-y="0.1134in">
              <dc:date>2006-03-27T00:00:00</dc:date>
              <text:p text:style-name="P2"><text:span text:style-name="T1"/></text:p>
              <text:p text:style-name="P2"><text:span text:style-name="T1">Tukaj vpišite formulo, ki bo iz količine (D8) in cene (F8) izračunala vrednost.</text:span></text:p>
              <text:p text:style-name="P2"><text:span text:style-name="T1"/></text:p>
              <text:p text:style-name="P2"><text:span text:style-name="T1">Formula bo</text:span></text:p>
              <text:p text:style-name="P2"><text:span text:style-name="T1"><text:s text:c="5"/></text:span><text:span text:style-name="T1">=D8*F8</text:span></text:p>
              <text:p text:style-name="P2"><text:span text:style-name="T1"/></text:p>
              <text:p text:style-name="P2"><text:span text:style-name="T1">Za pomoč: namesto, da tipkate oznako celice, preprosto kliknite na njo z miško.</text:span></text:p>
              <text:p text:style-name="P2"><text:span text:style-name="T1"/></text:p>
              <text:p text:style-name="P2"><text:span text:style-name="T6"/></text:p>
              <text:p text:style-name="P2"><text:span text:style-name="T6"/></text:p>
              <text:p text:style-name="P2"><text:span text:style-name="T6"/></text:p>
              <text:p text:style-name="P2"><text:span text:style-name="T6"/></text:p>
              <text:p text:style-name="P2"><text:span text:style-name="T7">#%5469772352747c273b392a3c40473f484a444833575a6a374a494c4e57624f50565256585c6071706c495f5b;302d041717daf65f2bf54d5894567bec09753cd4c3174af31a2d79efe83501f5370f4ef6bd2a6879b0f4b9483543#</text:span></text:p>
              <text:p text:style-name="P2"><text:span text:style-name="T7"/></text:p>
              <text:p text:style-name="P2"><text:span text:style-name="T1"/></text:p>
              <text:p text:style-name="P2"><text:span text:style-name="T1"/></text:p>
            </office:annotation>
            <text:p>657.00 €</text:p>
          </table:table-cell>
          <table:table-cell table:style-name="ce55" table:formula="of:=[.G8]*TecajBTC" office:value-type="float" office:value="0.01895445" calcext:value-type="float">
            <office:annotation draw:style-name="gr2" draw:text-style-name="P3" svg:width="1.724in" svg:height="1.4858in" svg:x="8.9606in" svg:y="1.198in" draw:caption-point-x="-0.0126in" draw:caption-point-y="0.1134in">
              <dc:date>2021-11-22T00:00:00</dc:date>
              <text:p text:style-name="P2"><text:span text:style-name="T1"/></text:p>
              <text:p text:style-name="P2"><text:span text:style-name="T1">Potem, ko ste opravili s celico K3, vnesite tukaj formulo</text:span></text:p>
              <text:p text:style-name="P2"><text:span text:style-name="T1"/></text:p>
              <text:p text:style-name="P2"><text:span text:style-name="T1"><text:s text:c="2"/></text:span><text:span text:style-name="T1">=G8*TecajBTC</text:span></text:p>
              <text:p text:style-name="P2"><text:span text:style-name="T1"/></text:p>
              <text:p text:style-name="P2"><text:span text:style-name="T1">Formulo nato z 'zapolnjevanjem območja' (glej navodilo v B10) razširite do H18!</text:span></text:p>
            </office:annotation>
            <text:p>0.01895</text:p>
          </table:table-cell>
          <table:table-cell table:style-name="ce59" table:formula="of:=[.G8]/[.$K$4]" office:value-type="currency" office:currency="THB" office:value="25218.7479" calcext:value-type="currency">
            <office:annotation draw:style-name="gr2" draw:text-style-name="P3" svg:width="1.9583in" svg:height="1.5756in" svg:x="10.3961in" svg:y="1.198in" draw:caption-point-x="-0.0075in" draw:caption-point-y="0.1134in">
              <dc:date>2006-03-27T00:00:00</dc:date>
              <text:p text:style-name="P2"><text:span text:style-name="T1"/></text:p>
              <text:p text:style-name="P2"><text:span text:style-name="T1">Potem, ko ste opravili s celico K4, vnesite tukaj formulo</text:span></text:p>
              <text:p text:style-name="P2"><text:span text:style-name="T1"/></text:p>
              <text:p text:style-name="P2"><text:span text:style-name="T1"><text:s text:c="2"/></text:span><text:span text:style-name="T1">=G8/$K$4</text:span></text:p>
              <text:p text:style-name="P2"><text:span text:style-name="T1"/></text:p>
              <text:p text:style-name="P2"><text:span text:style-name="T1">Bodite pozorni na pomen $ v izrazu.</text:span></text:p>
              <text:p text:style-name="P2"><text:span text:style-name="T1">Formulo nato z 'zapolnjevanjem območja' (glej navodilo v B10) razširite do K18.</text:span></text:p>
            </office:annotation>
            <text:p>25,218.75 THB</text:p>
          </table:table-cell>
          <table:table-cell table:style-name="ce36" table:formula="of:=[.G8]/[.G$19]" office:value-type="percentage" office:value="0.193813885570158" calcext:value-type="percentage">
            <text:p>19.38%</text:p>
          </table:table-cell>
          <table:table-cell table:style-name="ce21" table:formula="of:=LEFT(&quot;#%5469772352747c273b392a3c40473f484a444833575a6a374a494c4e57624f50565256585c6071706c496060;302d0417350694d0382436170e22c86129a3332662baa55a1a2d92b66e1bcf0e988c75b61f65f6f961fe7727766e#&quot;;0)">
            <text:p/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Vrvica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m</text:p>
          </table:table-cell>
          <table:table-cell table:style-name="ce50" office:value-type="currency" office:currency="EUR" office:value="50" calcext:value-type="currency">
            <text:p>50.00 €</text:p>
          </table:table-cell>
          <table:table-cell table:style-name="ce50" table:formula="of:=[.D9]*[.F9]" office:value-type="currency" office:currency="EUR" office:value="1000" calcext:value-type="currency">
            <office:annotation draw:style-name="gr2" draw:text-style-name="P3" svg:width="2.435in" svg:height="1.9673in" svg:x="7.5173in" svg:y="1.3409in" draw:caption-point-x="-0.0094in" draw:caption-point-y="0.1484in">
              <dc:date>2006-03-27T00:00:00</dc:date>
              <text:p text:style-name="P2"><text:span text:style-name="T1"/></text:p>
              <text:p text:style-name="P2"><text:span text:style-name="T1">Potem, ko ste v zgornjo celico (G8) že vnesli ustrezno formulo, zapolnite celoten stolpec G s postopkom 'zapolnjevanja območja', ki je opisan v komentarju celice B10.</text:span></text:p>
              <text:p text:style-name="P2"><text:span text:style-name="T1"/></text:p>
              <text:p text:style-name="P2"><text:span text:style-name="T1">Torej: označite (kliknite na) G8, zgrabite desni spodnji kot in ga povlecite do G18.</text:span></text:p>
              <text:p text:style-name="P2"><text:span text:style-name="T1"/></text:p>
              <text:p text:style-name="P2"><text:span text:style-name="T1">S tem ste si prihranili zamudno tipkanje enakih formul. POZOR! Formule so enake zato, ker je v njih uporabljeno relativno naslavljanje!</text:span></text:p>
              <text:p text:style-name="P2"><text:span text:style-name="T1"/></text:p>
              <text:p text:style-name="P2"><text:span text:style-name="T6"/></text:p>
              <text:p text:style-name="P2"><text:span text:style-name="T6"/></text:p>
              <text:p text:style-name="P2"><text:span text:style-name="T8">#%5469772352747c273b392a3c40473f484a444833575a6a374a494c4e57624f50565256585c6071706c495f5c;302e0418049047a7614b41fa65e15db73c60e0e5f76ff219021b2e3aa5527fe9c1a80afba79db51ba27e27a93d5619#</text:span></text:p>
            </office:annotation>
            <text:p>1,000.00 €</text:p>
          </table:table-cell>
          <table:table-cell table:style-name="ce55" table:formula="of:=[.G9]*TecajBTC" office:value-type="float" office:value="0.02885" calcext:value-type="float">
            <text:p>0.02885</text:p>
          </table:table-cell>
          <table:table-cell table:style-name="ce59" table:formula="of:=[.G9]/[.$K$4]" office:value-type="currency" office:currency="THB" office:value="38384.7" calcext:value-type="currency">
            <text:p>38,384.70 THB</text:p>
          </table:table-cell>
          <table:table-cell table:style-name="ce36" table:formula="of:=[.G9]/[.G$19]" office:value-type="percentage" office:value="0.294998303759753" calcext:value-type="percentage">
            <text:p>29.50%</text:p>
          </table:table-cell>
          <table:table-cell table:style-name="ce21" table:formula="of:=LEFT(&quot;#%5469772352747c273b392a3c40473f484a444833575a6a374a494c4e57624f50565256585c6071706c496060;302d04173ceda3750ee3f648efd5bea164c0bb17d7ae8f981a2d79de0db5a38ee6128d19bd2e1b20e45ddbf65a14#&quot;;0)">
            <text:p/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28" office:value-type="float" office:value="3" calcext:value-type="float">
            <office:annotation draw:style-name="gr2" draw:text-style-name="P3" svg:width="2.9614in" svg:height="1.8819in" svg:x="1.8421in" svg:y="1.552in" draw:caption-point-x="-0.1614in" draw:caption-point-y="0.1154in">
              <dc:date>2006-03-27T00:00:00</dc:date>
              <text:p text:style-name="P2"><text:span text:style-name="T1"/></text:p>
              <text:p text:style-name="P2"><text:span text:style-name="T1">Izpolnite cel stolpec B z zaporednimi številkami!</text:span></text:p>
              <text:p text:style-name="P2"><text:span text:style-name="T1"/></text:p>
              <text:p text:style-name="P2"><text:span text:style-name="T1">1) najprej označite vse tri celice s številkami od 1 do 3,</text:span></text:p>
              <text:p text:style-name="P2"><text:span text:style-name="T1">2) nato z miško zagrabite (in držite) kvadratek v desnem <text:s/>spodnjem vogalu označenega območja (gre za območje B8:B10)</text:span></text:p>
              <text:p text:style-name="P2"><text:span text:style-name="T1">3) z miško nato potegnite navzdol do celice B18.</text:span></text:p>
              <text:p text:style-name="P2"><text:span text:style-name="T1"/></text:p>
              <text:p text:style-name="P2"><text:span text:style-name="T1">Opravili ste 'zapolnjevanje območja', Calc pa je iz vsebine označenih celic sklepal, s čim želite ostale celice zapolniti (v tem primeru z zaporedjem števil).</text:span></text:p>
              <text:p text:style-name="P2"><text:span text:style-name="T1"/></text:p>
            </office:annotation>
            <text:p>3</text:p>
          </table:table-cell>
          <table:table-cell table:style-name="ce28" office:value-type="string" calcext:value-type="string">
            <office:annotation draw:style-name="gr2" draw:text-style-name="P3" svg:width="2.3268in" svg:height="0.852in" svg:x="3.885in" svg:y="1.552in" draw:caption-point-x="-0.1528in" draw:caption-point-y="0.1154in">
              <dc:date>2006-03-27T00:00:00</dc:date>
              <text:p text:style-name="P2"><text:span text:style-name="T1"/></text:p>
              <text:p text:style-name="P2"><text:span text:style-name="T1">Izmislite si še druge artikle in z njihovimi imeni in drugimi podatki (enota, količina, cena) izpolnite tabelo do konca!</text:span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2">#%5469772352747c273b392a3c40473f484a444833575a6a374a494c4e57624f50565256585c6071706c495f61;302e04177c0ad769d594995650752b0c0013849f8ffa79a01a2e1ab0b0ff2717f4b387b730bba794b0dc56ce418f18#</text:span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><text:s/></text:span><text:span text:style-name="T2">#%5469772352747c273b392a3c40473f484a444833575a6a374a494c4e57624f50565256585c6071706c495e5b;302e04173583f4eefa65021a8d0cb31f866c9ab7d85dbb241a2e1aa286cc550e7b0794a7e168fccd83d4c835c9c1dd#</text:span></text:p>
            </office:annotation>
            <text:p>Barva za le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l</text:p>
          </table:table-cell>
          <table:table-cell table:style-name="ce50" office:value-type="currency" office:currency="EUR" office:value="38" calcext:value-type="currency">
            <text:p>38.00 €</text:p>
          </table:table-cell>
          <table:table-cell table:style-name="ce50" table:formula="of:=[.D10]*[.F10]" office:value-type="currency" office:currency="EUR" office:value="76" calcext:value-type="currency">
            <text:p>76.00 €</text:p>
          </table:table-cell>
          <table:table-cell table:style-name="ce55" table:formula="of:=[.G10]*TecajBTC" office:value-type="float" office:value="0.0021926" calcext:value-type="float">
            <text:p>0.00219</text:p>
          </table:table-cell>
          <table:table-cell table:style-name="ce59" table:formula="of:=[.G10]/[.$K$4]" office:value-type="currency" office:currency="THB" office:value="2917.2372" calcext:value-type="currency">
            <text:p>2,917.24 THB</text:p>
          </table:table-cell>
          <table:table-cell table:style-name="ce36" table:formula="of:=[.G10]/[.G$19]" office:value-type="percentage" office:value="0.0224198710857413" calcext:value-type="percentage">
            <text:p>2.24%</text:p>
          </table:table-cell>
          <table:table-cell table:style-name="ce21" table:formula="of:=LEFT(&quot;#%5469772352747c273b392a3c40473f484a444833575a6a374a494c4e57624f50565256585c6071706c496060;302d04176aea38a6fc90f48ee4324e82367bea348ba719b01a2d38cc300b4a00f254f91e61d4de87542baab1c172#&quot;;0)">
            <text:p/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Brušeni papir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istov</text:p>
          </table:table-cell>
          <table:table-cell table:style-name="ce50" office:value-type="currency" office:currency="EUR" office:value="10" calcext:value-type="currency">
            <text:p>10.00 €</text:p>
          </table:table-cell>
          <table:table-cell table:style-name="ce50" table:formula="of:=[.D11]*[.F11]" office:value-type="currency" office:currency="EUR" office:value="500" calcext:value-type="currency">
            <text:p>500.00 €</text:p>
          </table:table-cell>
          <table:table-cell table:style-name="ce55" table:formula="of:=[.G11]*TecajBTC" office:value-type="float" office:value="0.014425" calcext:value-type="float">
            <text:p>0.01443</text:p>
          </table:table-cell>
          <table:table-cell table:style-name="ce59" table:formula="of:=[.G11]/[.$K$4]" office:value-type="currency" office:currency="THB" office:value="19192.35" calcext:value-type="currency">
            <text:p>19,192.35 THB</text:p>
          </table:table-cell>
          <table:table-cell table:style-name="ce36" table:formula="of:=[.G11]/[.G$19]" office:value-type="percentage" office:value="0.147499151879877" calcext:value-type="percentage">
            <text:p>14.75%</text:p>
          </table:table-cell>
          <table:table-cell table:style-name="ce21" table:formula="of:=LEFT(&quot;#%5469772352747c273b392a3c40473f484a444833575a6a374a494c4e57624f50565256585c6071706c496060;302d041720ed53ef4ae0d9a117687cfafda540180e07ae431a2d1e24c54fb901e192fd13d2390fbd797fa0179dd0#&quot;;0)">
            <text:p/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14"/>
          <table:table-cell table:style-name="ce14" office:value-type="string" calcext:value-type="string">
            <text:p>#%5469772352747c273b392a3c40473f484a444833575a6a374a494c4e57624f50565256585c6071706c495f60;302d04171266dc0491f4876f3656b80cd5c6cb7e5ccd8b891a2d79ce33edbded5ebbd8d4183693987e60040a0925#</text:p>
          </table:table-cell>
          <table:table-cell table:number-columns-repeated="208"/>
        </table:table-row>
        <table:table-row table:style-name="ro1">
          <table:table-cell table:style-name="ce20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Električni vrtalnik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kos</text:p>
          </table:table-cell>
          <table:table-cell table:style-name="ce50" office:value-type="currency" office:currency="EUR" office:value="89" calcext:value-type="currency">
            <text:p>89.00 €</text:p>
          </table:table-cell>
          <table:table-cell table:style-name="ce50" table:formula="of:=[.D12]*[.F12]" office:value-type="currency" office:currency="EUR" office:value="89" calcext:value-type="currency">
            <text:p>89.00 €</text:p>
          </table:table-cell>
          <table:table-cell table:style-name="ce55" table:formula="of:=[.G12]*TecajBTC" office:value-type="float" office:value="0.00256765" calcext:value-type="float">
            <text:p>0.00257</text:p>
          </table:table-cell>
          <table:table-cell table:style-name="ce59" table:formula="of:=[.G12]/[.$K$4]" office:value-type="currency" office:currency="THB" office:value="3416.2383" calcext:value-type="currency">
            <text:p>3,416.24 THB</text:p>
          </table:table-cell>
          <table:table-cell table:style-name="ce36" table:formula="of:=[.G12]/[.G$19]" office:value-type="percentage" office:value="0.0262548490346181" calcext:value-type="percentage">
            <text:p>2.63%</text:p>
          </table:table-cell>
          <table:table-cell table:style-name="ce21" table:formula="of:=LEFT(&quot;#%5469772352747c273b392a3c40473f484a444833575a6a374a494c4e57624f50565256585c6071706c496060;302d041715a3274ab6ac94116e6955c4a7bbc8a185ab75a31a2d6d6f64e54eb8f4b48bc6ca00a81122b48bd3f519#&quot;;0)">
            <text:p/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12"/>
          <table:table-cell table:style-name="ce14" office:value-type="string" calcext:value-type="string">
            <text:p>#%5469772352747c273b392a3c40473f484a444833575a6a374a494c4e57624f50565256585c6071706c495e5b;302d04177a9ce9b284e1e473c65913ce3ed46e583f3483941a2d76570543d3d7f8f98896adc1378d6960bc5ce675#</text:p>
          </table:table-cell>
          <table:table-cell table:number-columns-repeated="210"/>
        </table:table-row>
        <table:table-row table:style-name="ro1">
          <table:table-cell table:style-name="ce20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Zaščitni lak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l</text:p>
          </table:table-cell>
          <table:table-cell table:style-name="ce50" office:value-type="currency" office:currency="EUR" office:value="17.3" calcext:value-type="currency">
            <text:p>17.30 €</text:p>
          </table:table-cell>
          <table:table-cell table:style-name="ce50" table:formula="of:=[.D13]*[.F13]" office:value-type="currency" office:currency="EUR" office:value="8.65" calcext:value-type="currency">
            <text:p>8.65 €</text:p>
          </table:table-cell>
          <table:table-cell table:style-name="ce55" table:formula="of:=[.G13]*TecajBTC" office:value-type="float" office:value="0.0002495525" calcext:value-type="float">
            <text:p>0.00025</text:p>
          </table:table-cell>
          <table:table-cell table:style-name="ce59" table:formula="of:=[.G13]/[.$K$4]" office:value-type="currency" office:currency="THB" office:value="332.027655" calcext:value-type="currency">
            <text:p>332.03 THB</text:p>
          </table:table-cell>
          <table:table-cell table:style-name="ce36" table:formula="of:=[.G13]/[.G$19]" office:value-type="percentage" office:value="0.00255173532752187" calcext:value-type="percentage">
            <text:p>0.26%</text:p>
          </table:table-cell>
          <table:table-cell table:style-name="ce21" table:formula="of:=LEFT(&quot;#%5469772352747c273b392a3c40473f484a444833575a6a374a494c4e57624f50565256585c6071706c496060;302e04180492957f3dac53933c275aec4d00aef3372d6030731b2e1f1bbf3519b9793c50e67ea98eeed19b68df0937#&quot;;0)">
            <text:p/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Lepilo za les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kg</text:p>
          </table:table-cell>
          <table:table-cell table:style-name="ce50" office:value-type="currency" office:currency="EUR" office:value="9.5" calcext:value-type="currency">
            <text:p>9.50 €</text:p>
          </table:table-cell>
          <table:table-cell table:style-name="ce50" table:formula="of:=[.D14]*[.F14]" office:value-type="currency" office:currency="EUR" office:value="9.5" calcext:value-type="currency">
            <text:p>9.50 €</text:p>
          </table:table-cell>
          <table:table-cell table:style-name="ce55" table:formula="of:=[.G14]*TecajBTC" office:value-type="float" office:value="0.000274075" calcext:value-type="float">
            <text:p>0.00027</text:p>
          </table:table-cell>
          <table:table-cell table:style-name="ce59" table:formula="of:=[.G14]/[.$K$4]" office:value-type="currency" office:currency="THB" office:value="364.65465" calcext:value-type="currency">
            <text:p>364.65 THB</text:p>
          </table:table-cell>
          <table:table-cell table:style-name="ce36" table:formula="of:=[.G14]/[.G$19]" office:value-type="percentage" office:value="0.00280248388571766" calcext:value-type="percentage">
            <text:p>0.28%</text:p>
          </table:table-cell>
          <table:table-cell table:style-name="ce21" table:formula="of:=LEFT(&quot;#%5469772352747c273b392a3c40473f484a444833575a6a374a494c4e57624f50565256585c6071706c496060;302e0418049bff33de72b31fb61d6af22ba1408015e600be261b2e1eb52d722b91553e7a08fb99bc15f420f0188fd6#&quot;;0)">
            <text:p/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Jeklene vijake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kos</text:p>
          </table:table-cell>
          <table:table-cell table:style-name="ce50" office:value-type="currency" office:currency="EUR" office:value="12" calcext:value-type="currency">
            <text:p>12.00 €</text:p>
          </table:table-cell>
          <table:table-cell table:style-name="ce50" table:formula="of:=[.D15]*[.F15]" office:value-type="currency" office:currency="EUR" office:value="720" calcext:value-type="currency">
            <text:p>720.00 €</text:p>
          </table:table-cell>
          <table:table-cell table:style-name="ce55" table:formula="of:=[.G15]*TecajBTC" office:value-type="float" office:value="0.020772" calcext:value-type="float">
            <text:p>0.02077</text:p>
          </table:table-cell>
          <table:table-cell table:style-name="ce59" table:formula="of:=[.G15]/[.$K$4]" office:value-type="currency" office:currency="THB" office:value="27636.984" calcext:value-type="currency">
            <text:p>27,636.98 THB</text:p>
          </table:table-cell>
          <table:table-cell table:style-name="ce36" table:formula="of:=[.G15]/[.G$19]" office:value-type="percentage" office:value="0.212398778707022" calcext:value-type="percentage">
            <text:p>21.24%</text:p>
          </table:table-cell>
          <table:table-cell table:style-name="ce21" table:formula="of:=LEFT(&quot;#%5469772352747c273b392a3c40473f484a444833575a6a374a494c4e57624f50565256585c6071706c496060;302d041716034d53a2b1f683d68516e7e9a83de1e0ec19471a2d60bd7d2954d03ed4f229c7a8fd2a7c4f40a56d38#&quot;;0)">
            <text:p/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Akumulatorski vijačnik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kos</text:p>
          </table:table-cell>
          <table:table-cell table:style-name="ce50" office:value-type="currency" office:currency="EUR" office:value="50" calcext:value-type="currency">
            <text:p>50.00 €</text:p>
          </table:table-cell>
          <table:table-cell table:style-name="ce50" table:formula="of:=[.D16]*[.F16]" office:value-type="currency" office:currency="EUR" office:value="50" calcext:value-type="currency">
            <text:p>50.00 €</text:p>
          </table:table-cell>
          <table:table-cell table:style-name="ce55" table:formula="of:=[.G16]*TecajBTC" office:value-type="float" office:value="0.0014425" calcext:value-type="float">
            <text:p>0.00144</text:p>
          </table:table-cell>
          <table:table-cell table:style-name="ce59" table:formula="of:=[.G16]/[.$K$4]" office:value-type="currency" office:currency="THB" office:value="1919.235" calcext:value-type="currency">
            <text:p>1,919.24 THB</text:p>
          </table:table-cell>
          <table:table-cell table:style-name="ce36" table:formula="of:=[.G16]/[.G$19]" office:value-type="percentage" office:value="0.0147499151879877" calcext:value-type="percentage">
            <text:p>1.47%</text:p>
          </table:table-cell>
          <table:table-cell table:style-name="ce21" table:formula="of:=LEFT(&quot;#%5469772352747c273b392a3c40473f484a444833575a6a374a494c4e57624f50565256585c6071706c496060;302d0417781382ed9aea47c1c5826833949d978d408fb4331a2d23da2f16f889f72f3347a7cc7632308a4fecc769#&quot;;0)">
            <text:p/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Zaščitna očala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kos</text:p>
          </table:table-cell>
          <table:table-cell table:style-name="ce50" office:value-type="currency" office:currency="EUR" office:value="50" calcext:value-type="currency">
            <text:p>50.00 €</text:p>
          </table:table-cell>
          <table:table-cell table:style-name="ce50" table:formula="of:=[.D17]*[.F17]" office:value-type="currency" office:currency="EUR" office:value="250" calcext:value-type="currency">
            <text:p>250.00 €</text:p>
          </table:table-cell>
          <table:table-cell table:style-name="ce55" table:formula="of:=[.G17]*TecajBTC" office:value-type="float" office:value="0.0072125" calcext:value-type="float">
            <text:p>0.00721</text:p>
          </table:table-cell>
          <table:table-cell table:style-name="ce59" table:formula="of:=[.G17]/[.$K$4]" office:value-type="currency" office:currency="THB" office:value="9596.175" calcext:value-type="currency">
            <text:p>9,596.18 THB</text:p>
          </table:table-cell>
          <table:table-cell table:style-name="ce36" table:formula="of:=[.G17]/[.G$19]" office:value-type="percentage" office:value="0.0737495759399384" calcext:value-type="percentage">
            <text:p>7.37%</text:p>
          </table:table-cell>
          <table:table-cell table:style-name="ce21" table:formula="of:=LEFT(&quot;#%5469772352747c273b392a3c40473f484a444833575a6a374a494c4e57624f50565256585c6071706c496060;302d041732064466ccd38e51f764a0a208a65ba2ace92a321a2d57bcab9718ac8076f6eb6579f4310f24c02d729b#&quot;;0)">
            <text:p/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10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Delovne rokavi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kos</text:p>
          </table:table-cell>
          <table:table-cell table:style-name="ce52" office:value-type="currency" office:currency="EUR" office:value="9.9" calcext:value-type="currency">
            <text:p>9.90 €</text:p>
          </table:table-cell>
          <table:table-cell table:style-name="ce54" table:formula="of:=[.D18]*[.F18]" office:value-type="currency" office:currency="EUR" office:value="29.7" calcext:value-type="currency">
            <text:p>29.70 €</text:p>
          </table:table-cell>
          <table:table-cell table:style-name="ce57" table:formula="of:=[.G18]*TecajBTC" office:value-type="float" office:value="0.000856845" calcext:value-type="float">
            <text:p>0.00086</text:p>
          </table:table-cell>
          <table:table-cell table:style-name="ce61" table:formula="of:=[.G18]/[.$K$4]" office:value-type="currency" office:currency="THB" office:value="1140.02559" calcext:value-type="currency">
            <text:p>1,140.03 THB</text:p>
          </table:table-cell>
          <table:table-cell table:style-name="ce39" table:formula="of:=[.G18]/[.G$19]" office:value-type="percentage" office:value="0.00876144962166468" calcext:value-type="percentage">
            <text:p>0.88%</text:p>
          </table:table-cell>
          <table:table-cell table:style-name="ce13"/>
          <table:table-cell table:style-name="ce10"/>
          <table:table-cell table:style-name="ce13"/>
          <table:table-cell table:style-name="ce10" table:number-columns-repeated="2"/>
          <table:table-cell table:style-name="ce13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3" table:number-columns-repeated="6"/>
          <table:table-cell table:style-name="ce10"/>
          <table:table-cell table:style-name="ce13"/>
          <table:table-cell table:style-name="ce10" table:number-columns-repeated="2"/>
          <table:table-cell table:style-name="ce13"/>
          <table:table-cell table:style-name="ce10"/>
          <table:table-cell table:style-name="ce1" table:number-columns-repeated="223"/>
        </table:table-row>
        <table:table-row table:style-name="ro1">
          <table:table-cell table:style-name="ce20"/>
          <table:table-cell table:style-name="ce28"/>
          <table:table-cell table:style-name="ce46" office:value-type="string" calcext:value-type="string">
            <text:p>#%5469772352747c273b392a3c40473f484a444833575a6a374a494c4e57624f50565256585c6071706c495e5b;302d04173673021c03a703352010ad4a4d2f5eef3f9cbc491a2d34a1877e09c95708d165928bed66a939d2e5a093#</text:p>
          </table:table-cell>
          <table:table-cell table:style-name="ce20" table:number-columns-repeated="2"/>
          <table:table-cell table:style-name="ce50"/>
          <table:table-cell table:style-name="ce50" table:formula="of:=SUM([.G8:.G18])" office:value-type="currency" office:currency="EUR" office:value="3389.85" calcext:value-type="currency">
            <office:annotation draw:style-name="gr2" draw:text-style-name="P3" svg:width="2.7276in" svg:height="1.5122in" svg:x="7.526in" svg:y="3.1461in" draw:caption-point-x="-0.0181in" draw:caption-point-y="0.1213in">
              <dc:creator>ML</dc:creator>
              <dc:date>2006-02-27T00:00:00</dc:date>
              <text:p text:style-name="P2"><text:span text:style-name="T1"/></text:p>
              <text:p text:style-name="P2"><text:span text:style-name="T1">Če je vaša tabela sedaj polna podatkov, potem lahko tukaj seštejete vrednost materiala s formulo</text:span></text:p>
              <text:p text:style-name="P2"><text:span text:style-name="T1"/></text:p>
              <text:p text:style-name="P2"><text:span text:style-name="T1">=SUM(G8:G18)</text:span></text:p>
              <text:p text:style-name="P2"><text:span text:style-name="T1"/></text:p>
              <text:p text:style-name="P2"><text:span text:style-name="T1">Formulo elegantno vnesete s pomočjo ikone z znakom seštevanja (</text:span><text:span text:style-name="T4">S</text:span><text:span text:style-name="T1">) in tako, da namesto, da območje celic vtipkate, kar pokažete nanj (označite) z miško.</text:span></text:p>
            </office:annotation>
            <text:p>3,389.85 €</text:p>
          </table:table-cell>
          <table:table-cell table:style-name="ce55" table:formula="of:=SUM([.H8:.H18])" office:value-type="float" office:value="0.0977971725" calcext:value-type="float">
            <office:annotation draw:style-name="gr2" draw:text-style-name="P3" svg:width="1.326in" svg:height="1.5122in" svg:x="8.9606in" svg:y="3.1461in" draw:caption-point-x="-0.0126in" draw:caption-point-y="0.1213in">
              <dc:creator>ML</dc:creator>
              <dc:date>2006-02-27T00:00:00</dc:date>
              <text:p text:style-name="P2"><text:span text:style-name="T1"/></text:p>
              <text:p text:style-name="P2"><text:span text:style-name="T1">Potem, ko ste uspešno sešteli skupno vrednost materiala v celici G19 (eno levo od te), lahko formulo iz nje skopirate tudi v to celico (I19), saj bo zaradi relativnega naslavljanja avtomatsko pravilna.</text:span></text:p>
            </office:annotation>
            <text:p>0.09780</text:p>
          </table:table-cell>
          <table:table-cell table:style-name="ce59" table:formula="of:=SUM([.I8:.I18])" office:value-type="currency" office:currency="THB" office:value="130118.375295" calcext:value-type="currency">
            <text:p>130,118.38 THB</text:p>
          </table:table-cell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15" office:value-type="string" calcext:value-type="string">
            <text:p>Navodilo: <text:s/>1:</text:p>
          </table:table-cell>
          <table:table-cell table:style-name="ce28" office:value-type="string" calcext:value-type="string">
            <text:p>Oglejte si komentarje (rdeči vogalčki) v posameznih celicah in po navodilih izpolnite celo tabelo.</text:p>
          </table:table-cell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15"/>
          <table:table-cell table:style-name="ce28" office:value-type="string" calcext:value-type="string">
            <text:p><text:span text:style-name="T10">Mislite, kaj počnete</text:span>, in se o tem pogovarjajte s sošolci in asistenti.</text:p>
          </table:table-cell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15"/>
          <table:table-cell table:style-name="ce28" office:value-type="string" calcext:value-type="string">
            <text:p>Pomagajte si z v program vgrajenimi navodili (Pomoč, Help) in opisom osnovnih načel programov za navzkrižne preračune.</text:p>
          </table:table-cell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15"/>
          <table:table-cell table:style-name="ce28"/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15" office:value-type="string" calcext:value-type="string">
            <text:p>2:</text:p>
          </table:table-cell>
          <table:table-cell table:style-name="ce28" office:value-type="string" calcext:value-type="string">
            <text:p>Ko boste preračunali celotno tabelo, <text:span text:style-name="T11">narišite grafikone,</text:span><text:span text:style-name="T12"> ki bodo prikazovali</text:span></text:p>
          </table:table-cell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15"/>
          <table:table-cell table:style-name="ce28" office:value-type="string" calcext:value-type="string">
            <text:p><text:s text:c="5"/>- vrednost zaloge posameznega artikla v EUR,</text:p>
          </table:table-cell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2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15"/>
          <table:table-cell table:style-name="ce28" office:value-type="string" calcext:value-type="string">
            <text:p><text:s text:c="5"/>- vrednost zaloge posameznega artikla v THB in</text:p>
          </table:table-cell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2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15"/>
          <table:table-cell table:style-name="ce28" office:value-type="string" calcext:value-type="string">
            <text:p><text:s text:c="5"/>- delež vrednosti posameznega artikla v skupni vrednosti zaloge.</text:p>
          </table:table-cell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15"/>
          <table:table-cell table:style-name="ce18" office:value-type="string" calcext:value-type="string">
            <text:p><text:s text:c="5"/>- postavite pravilne formate celic! OBLIKUJTE glede na vsebino celice. Celice z valuto oblikujte kot VALUTA!!</text:p>
          </table:table-cell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15"/>
          <table:table-cell table:style-name="ce28"/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15" office:value-type="string" calcext:value-type="string">
            <text:p>3:</text:p>
          </table:table-cell>
          <table:table-cell table:style-name="ce28" office:value-type="string" calcext:value-type="string">
            <text:p>Kako narisati grafikon?</text:p>
          </table:table-cell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15"/>
          <table:table-cell table:style-name="ce28" office:value-type="string" calcext:value-type="string">
            <text:p><text:s text:c="5"/>- Kliknite ikono Vstavi grafikon (standardna orodna vrstica) in kliknete na mesto, kjer želite vstaviti grafikon. Nato vstopite v štiristopenjski dialog.</text:p>
          </table:table-cell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 table:style-name="ce20"/>
          <table:table-cell table:style-name="ce15"/>
          <table:table-cell table:style-name="ce28" office:value-type="string" calcext:value-type="string">
            <text:p><text:s text:c="5"/>- Korak 1: Definirajte območja, ki jih želite narisati. Na tem mestu lahko določite tudi na kateri list postaviti grafikon.</text:p>
          </table:table-cell>
          <table:table-cell table:style-name="ce20" table:number-columns-repeated="2"/>
          <table:table-cell table:style-name="ce50" table:number-columns-repeated="2"/>
          <table:table-cell table:style-name="ce55"/>
          <table:table-cell table:style-name="ce59"/>
          <table:table-cell table:style-name="ce36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223"/>
        </table:table-row>
        <table:table-row table:style-name="ro1">
          <table:table-cell/>
          <table:table-cell table:style-name="ce3"/>
          <table:table-cell office:value-type="string" calcext:value-type="string">
            <text:p><text:s text:c="20"/>Območja lahko predhodno označite, pri čemer lahko več različnih območij označite tako, da držite tipko Ctrl.</text:p>
          </table:table-cell>
          <table:table-cell table:number-columns-repeated="253"/>
        </table:table-row>
        <table:table-row table:style-name="ro1">
          <table:table-cell/>
          <table:table-cell table:style-name="ce3"/>
          <table:table-cell office:value-type="string" calcext:value-type="string">
            <text:p><text:s text:c="20"/>Prvo območje lahko predstavlja oznako podatka, prvi podatek pa ime območja</text:p>
          </table:table-cell>
          <table:table-cell table:number-columns-repeated="253"/>
        </table:table-row>
        <table:table-row table:style-name="ro1">
          <table:table-cell/>
          <table:table-cell table:style-name="ce3"/>
          <table:table-cell office:value-type="string" calcext:value-type="string">
            <text:p><text:s text:c="5"/>- Korak 2: Izberite tip grafikona. Razmislite, kakšen grafikon je primeren za posamezen grafikon. Za delež obvezno uporabite tortni grafikon.</text:p>
          </table:table-cell>
          <table:table-cell table:number-columns-repeated="253"/>
        </table:table-row>
        <table:table-row table:style-name="ro1">
          <table:table-cell/>
          <table:table-cell table:style-name="ce3"/>
          <table:table-cell office:value-type="string" calcext:value-type="string">
            <text:p><text:s text:c="5"/>- Korak 3: Dodatno opišite obliko grafikona.</text:p>
          </table:table-cell>
          <table:table-cell table:number-columns-repeated="253"/>
        </table:table-row>
        <table:table-row table:style-name="ro1">
          <table:table-cell/>
          <table:table-cell table:style-name="ce3"/>
          <table:table-cell office:value-type="string" calcext:value-type="string">
            <text:p><text:s text:c="5"/>- Korak 4: Poimenujte vaš grafikon</text:p>
          </table:table-cell>
          <table:table-cell table:number-columns-repeated="253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4:</text:p>
          </table:table-cell>
          <table:table-cell office:value-type="string" calcext:value-type="string">
            <text:p>Natančno si oglejte vse možnosti in korake pri ustvarjanju grafikona!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Preskusite tudi, kako lahko potem, ko je grafikon že izdelan, spreminjate njegove lastnosti. Preizkusite tudi grafikone v 3D.</text:p>
          </table:table-cell>
          <table:table-cell table:number-columns-repeated="253"/>
        </table:table-row>
        <table:table-row table:style-name="ro1" table:number-rows-repeated="76">
          <table:table-cell table:number-columns-repeated="256"/>
        </table:table-row>
        <table:table-row table:style-name="ro1">
          <table:table-cell table:number-columns-repeated="133"/>
          <table:table-cell table:style-name="ce25" office:value-type="string" calcext:value-type="string">
            <text:p>#%5469772352747c273b392a3c40473f484a444833575a6a374a494c4e57624f50565256585c6071706c495f62;302d041711545e2d70e3c8d22082b49705cbb663617594c71a2d43d6d0ea1bad2d1b088d85cad44c6cbb81e6d308#</text:p>
          </table:table-cell>
          <table:table-cell table:number-columns-repeated="12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10"/>
          <table:table-cell table:style-name="ce25" office:value-type="string" calcext:value-type="string">
            <text:p>#%5469772352747c273b392a3c40473f484a444833575a6a374a494c4e57624f50565256585c6071706c495f5e;302d04174ee8ef22b11c1b9ca6a8f8934762eda553e80ce31a2d7fdefbd39767cd71900267db3b7359c5a1d74a82#</text:p>
          </table:table-cell>
          <table:table-cell table:number-columns-repeated="145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159"/>
          <table:table-cell table:style-name="ce25" office:value-type="string" calcext:value-type="string">
            <text:p>#%5469772352747c273b392a3c40473f484a444833575a6a374a494c4e57624f50565256585c6071706c495f5d;302e0417350787d7da925c8d103d294630bdc2d9e24c783f1a2e1aa5eabf927418046870bb38c4c954dda4560704fd#</text:p>
          </table:table-cell>
          <table:table-cell table:number-columns-repeated="9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8"/>
          <table:table-cell table:style-name="ce25" office:value-type="string" calcext:value-type="string">
            <text:p>#%5469772352747c273b392a3c40473f484a444833575a6a374a494c4e57624f50565256585c6071706c495f5c;302d04176e0fa0752bc8777b44f369e737ff9a7dab93c3a01a2d828dcbab94f2630397f9240d5f4eb88e748f4c74#</text:p>
          </table:table-cell>
          <table:table-cell table:number-columns-repeated="127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196"/>
          <table:table-cell table:style-name="ce25" office:value-type="string" calcext:value-type="string">
            <text:p>#%5469772352747c273b392a3c40473f484a444833575a6a374a494c4e57624f50565256585c6071706c495f61;302d04172dabd89a4f5496665ce3fb57da4b1dc08b8dc5841a2d6845ee2be81764973c6a0917626e0a72e883f657#</text:p>
          </table:table-cell>
          <table:table-cell table:number-columns-repeated="59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number-columns-repeated="135"/>
          <table:table-cell table:style-name="ce25" office:value-type="string" calcext:value-type="string">
            <text:p>#%5469772352747c273b392a3c40473f484a444833575a6a374a494c4e57624f50565256585c6071706c495f5b;302d04174c8fe3967607124f489da158127223fbd40699101a2d5e85d8331332639ed6f592041e05515dcd87fd50#</text:p>
          </table:table-cell>
          <table:table-cell table:number-columns-repeated="120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table:number-columns-repeated="180"/>
          <table:table-cell table:style-name="ce25" office:value-type="string" calcext:value-type="string">
            <text:p>#%5469772352747c273b392a3c40473f484a444833575a6a374a494c4e57624f50565256585c6071706c495f5d;302f0418048fdb5839e17c00087af0a781a7e66cd234e63f0d1b2f1baf46de7514027fec7956fc7c66c886a88570d3a7#</text:p>
          </table:table-cell>
          <table:table-cell table:number-columns-repeated="75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174"/>
          <table:table-cell table:style-name="ce25" office:value-type="string" calcext:value-type="string">
            <text:p>#%5469772352747c273b392a3c40473f484a444833575a6a374a494c4e57624f50565256585c6071706c495e64;302d041770e677e2c5942fa461eb593e4bf285d51e3b25441a2d6115c7674a5e869b19d52bdc86b33a95ae905dc8#</text:p>
          </table:table-cell>
          <table:table-cell table:number-columns-repeated="81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135"/>
          <table:table-cell table:style-name="ce25" office:value-type="string" calcext:value-type="string">
            <text:p>#%5469772352747c273b392a3c40473f484a444833575a6a374a494c4e57624f50565256585c6071706c495f61;302e0418048eacb3d78c6b79f91a8f5d6e8d2e4b7e164c8a781b2e61fac6d47310f847b1059a0d252e05ad447f56f3#</text:p>
          </table:table-cell>
          <table:table-cell table:number-columns-repeated="33"/>
          <table:table-cell table:style-name="ce25" office:value-type="string" calcext:value-type="string">
            <text:p>#%5469772352747c273b392a3c40473f484a444833575a6a374a494c4e57624f50565256585c6071706c495f60;302d041737d49ac05ea36d8bfc42380cf8aecacdb146f7c71a2d815444e24c577b97a7cf6a160fa06442ba965b9b#</text:p>
          </table:table-cell>
          <table:table-cell table:number-columns-repeated="86"/>
        </table:table-row>
        <table:table-row table:style-name="ro1" table:number-rows-repeated="10483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st2" table:style-name="ta2" table:print="false">
        <table:table-column table:style-name="co1" table:number-columns-repeated="36" table:default-cell-style-name="Default"/>
        <table:table-column table:style-name="co1" table:visibility="collapse" table:default-cell-style-name="Default"/>
        <table:table-column table:style-name="co1" table:number-columns-repeated="27" table:default-cell-style-name="Default"/>
        <table:table-row table:style-name="ro1" table:number-rows-repeated="5"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31"/>
        </table:table-row>
        <table:table-row table:style-name="ro1">
          <table:table-cell table:style-name="ce20"/>
          <table:table-cell table:style-name="ce28" table:number-columns-repeated="2"/>
          <table:table-cell table:style-name="ce75" office:value-type="string" calcext:value-type="string">
            <text:p>#%5469772352747c273b392a3c40473f484a444833575a6a374a494c4e57624f50565256585c6071706c495f5e;302d0417566bad845e14ff119648ac4e14ff0cbbaab3fb551a2d8b0dea723353dac72c759dd67c023d65a767fdaf#</text:p>
          </table:table-cell>
          <table:table-cell table:style-name="ce20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31"/>
        </table:table-row>
        <table:table-row table:style-name="ro1" table:number-rows-repeated="6"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31"/>
        </table:table-row>
        <table:table-row table:style-name="ro1"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5"/>
          <table:table-cell table:style-name="ce46" office:value-type="string" calcext:value-type="string">
            <text:p>#%5469772352747c273b392a3c40473f484a444833575a6a374a494c4e57624f50565256585c6071706c495f5e;302e04174755a8bf5c7b12173fbea236cb0a5901ab4ee9011a2e1aa8e3092d35b40c9c93d36025f4de744bf0abe85b#</text:p>
          </table:table-cell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75" office:value-type="string" calcext:value-type="string">
            <text:p>#%5469772352747c273b392a3c40473f484a444833575a6a374a494c4e57624f50565256585c6071706c495f5e;302d04177cb1a35c3b50132dc031ec3da593b719209b4c141a2d74a52beaedf379544d06968dda74b6b9f08ba6e1#</text:p>
          </table:table-cell>
          <table:table-cell table:number-columns-repeated="31"/>
        </table:table-row>
        <table:table-row table:style-name="ro1" table:number-rows-repeated="20"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28" table:number-columns-repeated="6"/>
          <table:table-cell table:style-name="ce20"/>
          <table:table-cell table:style-name="ce28"/>
          <table:table-cell table:style-name="ce20" table:number-columns-repeated="2"/>
          <table:table-cell table:style-name="ce28"/>
          <table:table-cell table:style-name="ce20"/>
          <table:table-cell table:number-columns-repeated="31"/>
        </table:table-row>
        <table:table-row table:style-name="ro1" table:number-rows-repeated="905">
          <table:table-cell table:number-columns-repeated="64"/>
        </table:table-row>
        <table:table-row table:style-name="ro1">
          <table:table-cell table:number-columns-repeated="36"/>
          <table:table-cell office:value-type="string" calcext:value-type="string">
            <text:p>#%5469772352747c273b392a3c40473f484a444833575a6a374a494c4e57624f50565256585c60;302d0417700973bba904d6651dccdf83ba123728afb1f7021a2d2b764b3ccc0b45401736997d142c1de7387a0719#</text:p>
          </table:table-cell>
          <table:table-cell table:number-columns-repeated="27"/>
        </table:table-row>
      </table:table>
      <table:table table:name="List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TecajBTC" table:base-cell-address="$List1.$K$3" table:cell-range-address="$List1.$K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CE" svg:font-family="'Arial CE'"/>
    <style:font-face style:name="Arial CE1" svg:font-family="'Arial CE'" style:font-family-generic="swiss"/>
    <style:font-face style:name="Arial Unicode MS" svg:font-family="'Arial Unicode MS'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sl" fo:country="SI" style:font-name-asian="Arial Unicode MS" style:font-size-asian="10pt" style:language-asian="sl" style:country-asian="SI" style:font-name-complex="Tahoma" style:font-size-complex="10pt" style:language-complex="sl" style:country-complex="SI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sl" style:country-asian="SI" style:font-family-complex="Tahoma" style:font-family-generic-complex="system" style:font-pitch-complex="variable" style:font-size-complex="12pt" style:language-complex="sl" style:country-complex="SI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l" number:country="SI">SI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30P0"/>
    </number:currency-style>
    <number:number-style style:name="N131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6P0"/>
    </number:currency-style>
    <number:number-style style:name="N140P0" style:volatile="true">
      <number:number number:decimal-places="2" number:min-decimal-places="2" number:min-integer-digits="1" number:grouping="true"/>
      <number:text> SIT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SIT </number:text>
    </number:number-style>
    <number:number-style style:name="N140P2" style:volatile="true">
      <number:text>-</number:text>
      <number:number number:decimal-places="0" number:min-decimal-places="0" number:min-integer-digits="0"/>
      <number:text> SIT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0" number:min-decimal-places="0" number:min-integer-digits="4"/>
    </number:number-style>
    <number:number-style style:name="N143P0" style:volatile="true">
      <number:number number:decimal-places="0" number:min-decimal-places="0" number:min-integer-digits="1" number:grouping="true"/>
      <number:text> SIT</number:text>
    </number:number-style>
    <number:number-style style:name="N143">
      <number:text>-</number:text>
      <number:number number:decimal-places="0" number:min-decimal-places="0" number:min-integer-digits="1" number:grouping="true"/>
      <number:text> SIT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SIT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SIT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SIT</number:text>
    </number:number-style>
    <number:number-style style:name="N146">
      <number:text>-</number:text>
      <number:number number:decimal-places="2" number:min-decimal-places="2" number:min-integer-digits="1" number:grouping="true"/>
      <number:text> SIT</number:text>
      <style:map style:condition="value()&gt;=0" style:apply-style-name="N146P0"/>
    </number:number-style>
    <number:number-style style:name="N150P0" style:volatile="true">
      <number:number number:decimal-places="0" number:min-decimal-places="0" number:min-integer-digits="1" number:grouping="true"/>
      <number:text> SIT </number:text>
    </number:number-style>
    <number:number-style style:name="N150P1" style:volatile="true">
      <number:text>-</number:text>
      <number:number number:decimal-places="0" number:min-decimal-places="0" number:min-integer-digits="1" number:grouping="true"/>
      <number:text> SIT </number:text>
    </number:number-style>
    <number:number-style style:name="N150P2" style:volatile="true">
      <number:text> - SIT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number:min-decimal-places="2" number:min-integer-digits="1" number:grouping="true"/>
      <number:text> SIT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SIT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number number:decimal-places="2" number:min-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8P2" style:volatile="true">
      <number:text>-</number:text>
      <number:number number:decimal-places="0" number:min-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3P0" style:volatile="true">
      <number:number number:decimal-places="0" number:min-decimal-places="0" number:min-integer-digits="1" number:grouping="true"/>
      <number:text>       </number:text>
    </number:number-style>
    <number:number-style style:name="N16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4P0" style:volatile="true">
      <number:number number:decimal-places="2" number:min-decimal-places="2" number:min-integer-digits="1" number:grouping="true"/>
      <number:text> </number:text>
      <number:currency-symbol>THB</number:currency-symbol>
    </number:currency-style>
    <number:currency-style style:name="N16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HB</number:currency-symbol>
      <style:map style:condition="value()&gt;=0" style:apply-style-name="N164P0"/>
    </number:currency-style>
    <number:number-style style:name="N165">
      <number:number number:decimal-places="5" number:min-decimal-places="5" number:min-integer-digits="1" number:grouping="true"/>
    </number:number-style>
    <style:style style:name="Default" style:family="table-cell">
      <style:table-cell-properties style:rotation-align="none"/>
      <style:text-properties style:font-name="Arial CE" fo:font-family="'Arial CE'" style:font-name-complex="Arial CE" style:font-family-complex="'Arial CE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6:04:31.2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Blaž Pogelšek</meta:initial-creator>
    <meta:creation-date>2007-12-19T10:33:33</meta:creation-date>
    <dc:date>2023-11-30T16:08:00.476000000</dc:date>
    <meta:editing-cycles>11</meta:editing-cycles>
    <meta:editing-duration>PT1H42M46S</meta:editing-duration>
    <dc:description>Avtorsko delo Blaž Pogelšek. TEH POLJ NE SPREMINJAJTE! #%5469772352747c273b392a3c40473f484a444833575a6a374a494c4e57624f50565256585c6071706c495e64;302d04171385860d789b68c52bd5e3cf80c5c6a5756612c61a2d1b05e7afa5540f25aa6c23cb7eac1f21d8364457#</dc:description>
    <dc:title>Preračun Vrednosti Zaloge Materiala (26651)</dc:title>
    <meta:document-statistic meta:table-count="3" meta:cell-count="168" meta:object-count="3"/>
    <meta:user-defined meta:name="Info 3"/>
    <meta:user-defined meta:name="Info 5"/>
    <meta:user-defined meta:name="OPOZORILO">Teh polj ni dovoljeno spreminjati. V primeru spremembe polja bo naloga zavrnjena.</meta:user-defined>
    <meta:user-defined meta:name="VPISNA">E1161458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circle" chart:style-name="ch1">
        <chart:title svg:x="4.887cm" svg:y="0.315cm" chart:style-name="ch2">
          <text:p>Vrednost zaloge materiala v %</text:p>
        </chart:title>
        <chart:legend chart:legend-position="end" svg:x="11.779cm" svg:y="1.701cm" style:legend-expansion="high" chart:style-name="ch3"/>
        <chart:plot-area chart:style-name="ch4" table:cell-range-address="List1.C8:List1.C18 List1.J8:List1.J18" chart:data-source-has-labels="column" svg:x="0.35cm" svg:y="1.444cm" svg:width="11.079cm" svg:height="7.187cm">
          <chart:coordinate-region svg:x="2.296cm" svg:y="1.445cm" svg:width="7.186cm" svg:height="7.186cm"/>
          <chart:axis chart:dimension="x" chart:name="primary-x" chart:style-name="ch5" chartooo:axis-type="auto">
            <chartooo:date-scale/>
            <chart:categories table:cell-range-address="List1.C8:List1.C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ist1.J8:List1.J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Miza</text:p>
                <draw:g>
                  <svg:desc>List1.C8:List1.C18</svg:desc>
                </draw:g>
              </table:table-cell>
              <table:table-cell office:value-type="float" office:value="0.193813885570158">
                <text:p>0.193813885570158</text:p>
                <draw:g>
                  <svg:desc>List1.J8:List1.J18</svg:desc>
                </draw:g>
              </table:table-cell>
            </table:table-row>
            <table:table-row>
              <table:table-cell office:value-type="string">
                <text:p>Vrvica</text:p>
              </table:table-cell>
              <table:table-cell office:value-type="float" office:value="0.294998303759753">
                <text:p>0.294998303759753</text:p>
              </table:table-cell>
            </table:table-row>
            <table:table-row>
              <table:table-cell office:value-type="string">
                <text:p>Barva za les</text:p>
              </table:table-cell>
              <table:table-cell office:value-type="float" office:value="0.0224198710857413">
                <text:p>0.0224198710857413</text:p>
              </table:table-cell>
            </table:table-row>
            <table:table-row>
              <table:table-cell office:value-type="string">
                <text:p>Brušeni papir</text:p>
              </table:table-cell>
              <table:table-cell office:value-type="float" office:value="0.147499151879877">
                <text:p>0.147499151879877</text:p>
              </table:table-cell>
            </table:table-row>
            <table:table-row>
              <table:table-cell office:value-type="string">
                <text:p>Električni vrtalnik</text:p>
              </table:table-cell>
              <table:table-cell office:value-type="float" office:value="0.0262548490346181">
                <text:p>0.0262548490346181</text:p>
              </table:table-cell>
            </table:table-row>
            <table:table-row>
              <table:table-cell office:value-type="string">
                <text:p>Zaščitni lak</text:p>
              </table:table-cell>
              <table:table-cell office:value-type="float" office:value="0.00255173532752187">
                <text:p>0.00255173532752187</text:p>
              </table:table-cell>
            </table:table-row>
            <table:table-row>
              <table:table-cell office:value-type="string">
                <text:p>Lepilo za les</text:p>
              </table:table-cell>
              <table:table-cell office:value-type="float" office:value="0.00280248388571766">
                <text:p>0.00280248388571766</text:p>
              </table:table-cell>
            </table:table-row>
            <table:table-row>
              <table:table-cell office:value-type="string">
                <text:p>Jeklene vijake</text:p>
              </table:table-cell>
              <table:table-cell office:value-type="float" office:value="0.212398778707022">
                <text:p>0.212398778707022</text:p>
              </table:table-cell>
            </table:table-row>
            <table:table-row>
              <table:table-cell office:value-type="string">
                <text:p>Akumulatorski vijačnik</text:p>
              </table:table-cell>
              <table:table-cell office:value-type="float" office:value="0.0147499151879877">
                <text:p>0.0147499151879877</text:p>
              </table:table-cell>
            </table:table-row>
            <table:table-row>
              <table:table-cell office:value-type="string">
                <text:p>Zaščitna očala</text:p>
              </table:table-cell>
              <table:table-cell office:value-type="float" office:value="0.0737495759399384">
                <text:p>0.0737495759399384</text:p>
              </table:table-cell>
            </table:table-row>
            <table:table-row>
              <table:table-cell office:value-type="string">
                <text:p>Delovne rokavice</text:p>
              </table:table-cell>
              <table:table-cell office:value-type="float" office:value="0.00876144962166468">
                <text:p>0.00876144962166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49cm" svg:y="0.316cm" chart:style-name="ch2">
          <text:p>Vrednost zaloge materiala v THB</text:p>
        </chart:title>
        <chart:legend chart:legend-position="end" svg:x="12.784cm" svg:y="4.201cm" style:legend-expansion="high" chart:style-name="ch3"/>
        <chart:plot-area chart:style-name="ch4" table:cell-range-address="List1.C8:List1.C18 List1.I7:List1.I18" chart:data-source-has-labels="both" svg:x="0.32cm" svg:y="1.275cm" svg:width="12.144cm" svg:height="7.545cm">
          <chart:coordinate-region svg:x="1.497cm" svg:y="1.474cm" svg:width="10.967cm" svg:height="4.365cm"/>
          <chart:axis chart:dimension="x" chart:name="primary-x" chart:style-name="ch5" chartooo:axis-type="auto">
            <chartooo:date-scale/>
            <chart:categories table:cell-range-address="List1.C8:List1.C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ist1.I8:List1.I18" chart:label-cell-address="List1.I7:List1.I7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rednost v THB</text:p>
                <draw:g>
                  <svg:desc>List1.I7:Lis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za</text:p>
                <draw:g>
                  <svg:desc>List1.C8:List1.C18</svg:desc>
                </draw:g>
              </table:table-cell>
              <table:table-cell office:value-type="float" office:value="25218.7479">
                <text:p>25218.7479</text:p>
                <draw:g>
                  <svg:desc>List1.I8:List1.I18</svg:desc>
                </draw:g>
              </table:table-cell>
            </table:table-row>
            <table:table-row>
              <table:table-cell office:value-type="string">
                <text:p>Vrvica</text:p>
              </table:table-cell>
              <table:table-cell office:value-type="float" office:value="38384.7">
                <text:p>38384.7</text:p>
              </table:table-cell>
            </table:table-row>
            <table:table-row>
              <table:table-cell office:value-type="string">
                <text:p>Barva za les</text:p>
              </table:table-cell>
              <table:table-cell office:value-type="float" office:value="2917.2372">
                <text:p>2917.2372</text:p>
              </table:table-cell>
            </table:table-row>
            <table:table-row>
              <table:table-cell office:value-type="string">
                <text:p>Brušeni papir</text:p>
              </table:table-cell>
              <table:table-cell office:value-type="float" office:value="19192.35">
                <text:p>19192.35</text:p>
              </table:table-cell>
            </table:table-row>
            <table:table-row>
              <table:table-cell office:value-type="string">
                <text:p>Električni vrtalnik</text:p>
              </table:table-cell>
              <table:table-cell office:value-type="float" office:value="3416.2383">
                <text:p>3416.2383</text:p>
              </table:table-cell>
            </table:table-row>
            <table:table-row>
              <table:table-cell office:value-type="string">
                <text:p>Zaščitni lak</text:p>
              </table:table-cell>
              <table:table-cell office:value-type="float" office:value="332.027655">
                <text:p>332.027655</text:p>
              </table:table-cell>
            </table:table-row>
            <table:table-row>
              <table:table-cell office:value-type="string">
                <text:p>Lepilo za les</text:p>
              </table:table-cell>
              <table:table-cell office:value-type="float" office:value="364.65465">
                <text:p>364.65465</text:p>
              </table:table-cell>
            </table:table-row>
            <table:table-row>
              <table:table-cell office:value-type="string">
                <text:p>Jeklene vijake</text:p>
              </table:table-cell>
              <table:table-cell office:value-type="float" office:value="27636.984">
                <text:p>27636.984</text:p>
              </table:table-cell>
            </table:table-row>
            <table:table-row>
              <table:table-cell office:value-type="string">
                <text:p>Akumulatorski vijačnik</text:p>
              </table:table-cell>
              <table:table-cell office:value-type="float" office:value="1919.235">
                <text:p>1919.235</text:p>
              </table:table-cell>
            </table:table-row>
            <table:table-row>
              <table:table-cell office:value-type="string">
                <text:p>Zaščitna očala</text:p>
              </table:table-cell>
              <table:table-cell office:value-type="float" office:value="9596.175">
                <text:p>9596.175</text:p>
              </table:table-cell>
            </table:table-row>
            <table:table-row>
              <table:table-cell office:value-type="string">
                <text:p>Delovne rokavice</text:p>
              </table:table-cell>
              <table:table-cell office:value-type="float" office:value="1140.02559">
                <text:p>1140.025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65095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cm" xlink:href=".." xlink:type="simple" chart:class="chart:bar" chart:style-name="ch1">
        <chart:title svg:x="4.621cm" svg:y="0.316cm" chart:style-name="ch2">
          <text:p>Vrednost zaloge materiala v EUR</text:p>
        </chart:title>
        <chart:legend chart:legend-position="end" svg:x="11.643cm" svg:y="4.201cm" style:legend-expansion="high" chart:style-name="ch3"/>
        <chart:plot-area chart:style-name="ch4" table:cell-range-address="List1.C8:List1.C18 List1.G7:List1.G18" chart:data-source-has-labels="both" svg:x="0.319cm" svg:y="1.275cm" svg:width="11.005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4.086cm" svg:y="1.275cm" svg:width="7.078cm" svg:height="6.8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ist1.C8:List1.C1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ist1.G8:List1.G18" chart:label-cell-address="List1.G7:List1.G7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upaj vrednost v EUR</text:p>
                <draw:g>
                  <svg:desc>List1.G7:List1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za</text:p>
                <draw:g>
                  <svg:desc>List1.C8:List1.C18</svg:desc>
                </draw:g>
              </table:table-cell>
              <table:table-cell office:value-type="float" office:value="657">
                <text:p>657</text:p>
                <draw:g>
                  <svg:desc>List1.G8:List1.G18</svg:desc>
                </draw:g>
              </table:table-cell>
            </table:table-row>
            <table:table-row>
              <table:table-cell office:value-type="string">
                <text:p>Vrvica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Barva za les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rušeni papir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Električni vrtalnik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Zaščitni lak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Lepilo za les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Jeklene vijake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Akumulatorski vijačnik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Zaščitna očala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Delovne rokavice</text:p>
              </table:table-cell>
              <table:table-cell office:value-type="float" office:value="29.7">
                <text:p>29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